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P1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GL0001 – Eliminar Amigo</text:p>
      <text:p text:style-name="P1"><draw:ellipse text:anchor-type="paragraph" draw:z-index="0" draw:style-name="gr1" draw:text-style-name="P11" svg:width="0.927cm" svg:height="0.768cm" svg:x="5.364cm" svg:y="0.714cm"><text:p/></draw:ellipse><draw:line text:anchor-type="paragraph" draw:z-index="2" draw:style-name="gr1" draw:text-style-name="P11" svg:x1="4.544cm" svg:y1="0.794cm" svg:x2="4.544cm" svg:y2="1.588cm"><text:p/></draw:line></text:p>
      <text:p text:style-name="P3"><draw:line text:anchor-type="paragraph" draw:z-index="1" draw:style-name="gr1" draw:text-style-name="P11" svg:x1="5.364cm" svg:y1="0.189cm" svg:x2="4.544cm" svg:y2="0.189cm"><text:p/></draw:line>Clase Interfaz <text:s text:c="4"/></text:p>
      <text:p text:style-name="P3"/>
      <text:p text:style-name="P3"/>
      <text:list xml:id="list581014248" text:style-name="L1">
        <text:list-item>
          <text:p text:style-name="P6">Mostrar Amigos</text:p>
          <text:list>
            <text:list-header>
              <text:p text:style-name="P6">Debe mostrar los nombre de los amigos. Mostrando un botón “eliminar”. Si se dispara esa accion se llamara a la clase control para que realize la eliminación de los amigos.</text:p>
            </text:list-header>
          </text:list>
        </text:list-item>
      </text:list>
      <text:p text:style-name="P4"><text:tab/></text:p>
      <text:p text:style-name="P4"/>
      <text:p text:style-name="P4"><draw:line text:anchor-type="paragraph" draw:z-index="4" draw:style-name="gr1" draw:text-style-name="P11" svg:x1="6.449cm" svg:y1="0.405cm" svg:x2="6.158cm" svg:y2="0.59cm"><text:p/></draw:line></text:p>
      <text:p text:style-name="P4"><draw:ellipse text:anchor-type="paragraph" draw:z-index="3" draw:style-name="gr1" draw:text-style-name="P11" svg:width="0.927cm" svg:height="0.874cm" svg:x="5.946cm" svg:y="0.104cm"><text:p/></draw:ellipse><draw:line text:anchor-type="paragraph" draw:z-index="5" draw:style-name="gr1" draw:text-style-name="P11" svg:x1="6.158cm" svg:y1="0.105cm" svg:x2="6.528cm" svg:y2="0.29cm"><text:p/></draw:line></text:p>
      <text:p text:style-name="P3">Clase Control </text:p>
      <text:p text:style-name="P3"/>
      <text:p text:style-name="P3"/>
      <text:list xml:id="list186230434" text:style-name="L2">
        <text:list-item>
          <text:p text:style-name="P10">Eliminar Amigos</text:p>
        </text:list-item>
        <text:list-item>
          <text:p text:style-name="P10">Busca el id de los 2 usarios que no quiren ser mas amigos. Y se los pasa a la clase entidad para que persista la eliminación.</text:p>
        </text:list-item>
      </text:list>
      <text:p text:style-name="P5"/>
      <text:p text:style-name="P5"/>
      <text:p text:style-name="P3"><draw:ellipse text:anchor-type="paragraph" draw:z-index="6" draw:style-name="gr1" draw:text-style-name="P11" svg:width="0.927cm" svg:height="0.874cm" svg:x="5.973cm" svg:y="0.014cm"><text:p/></draw:ellipse>Clase Entidad<text:tab/></text:p>
      <text:p text:style-name="P3"><draw:line text:anchor-type="paragraph" draw:z-index="7" draw:style-name="gr1" draw:text-style-name="P11" svg:x1="5.734cm" svg:y1="0.374cm" svg:x2="7.269cm" svg:y2="0.4cm"><text:p/></draw:line></text:p>
      <text:list xml:id="list1789562064" text:style-name="L3">
        <text:list-item>
          <text:p text:style-name="P8">Eliminar Amigos</text:p>
          <text:p text:style-name="P9">Persiste los cambios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5T17:41:00</dc:date>
    <meta:editing-duration>PT1H59M59S</meta:editing-duration>
    <meta:editing-cycles>7</meta:editing-cycles>
    <meta:generator>LibreOffice/3.3$Unix LibreOffice_project/330m19$Build-202</meta:generator>
    <meta:document-statistic meta:table-count="0" meta:image-count="0" meta:object-count="0" meta:page-count="1" meta:paragraph-count="12" meta:word-count="87" meta:character-count="487"/>
  </office:meta>
</office:document-meta>
</file>